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TestCase.FilterTestCase( String theName , Test the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estCase.FilterTestCas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estCase.FilterTest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TestCase.createProtoco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